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71cm"/>
    </style:style>
    <style:style style:name="co4" style:family="table-column">
      <style:table-column-properties fo:break-before="auto" style:column-width="14.71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4"/>
        <table:table-column table:style-name="co3" table:number-columns-repeated="1022" table:default-cell-style-name="Default"/>
        <table:table-row table:style-name="ro3">
          <table:table-cell table:style-name="ce1" office:value-type="string">
            <text:p>AI State</text:p>
          </table:table-cell>
          <table:table-cell table:style-name="ce3" office:value-type="string">
            <text:p>Description</text:p>
          </table:table-cell>
          <table:table-cell table:style-name="ce5" table:number-columns-repeated="1022"/>
        </table:table-row>
        <table:table-row table:style-name="ro4">
          <table:table-cell office:value-type="string">
            <text:p>Infrastructure</text:p>
          </table:table-cell>
          <table:table-cell office:value-type="string">
            <text:p>Default state if nothing else applies. There are systems not yet completely colonized.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9"/>
        </table:table-row>
        <table:table-row table:style-name="ro3">
          <table:table-cell office:value-type="string">
            <text:p>Exploration</text:p>
          </table:table-cell>
          <table:table-cell office:value-type="string">
            <text:p>Need to expand. By all means.</text:p>
          </table:table-cell>
          <table:table-cell/>
          <table:table-cell office:value-type="string">
            <text:p><text:s/></text:p>
          </table:table-cell>
          <table:table-cell table:number-columns-repeated="1020"/>
        </table:table-row>
        <table:table-row table:style-name="ro3">
          <table:table-cell office:value-type="string">
            <text:p>Defend (Short Term)</text:p>
          </table:table-cell>
          <table:table-cell office:value-type="string">
            <text:p>Enemy is at the door, require immediate defense.</text:p>
          </table:table-cell>
          <table:table-cell table:number-columns-repeated="1022"/>
        </table:table-row>
        <table:table-row table:style-name="ro3">
          <table:table-cell office:value-type="string">
            <text:p>Prepare for Defense</text:p>
          </table:table-cell>
          <table:table-cell office:value-type="string">
            <text:p>Enemy is approaching but no yet close. Require mid-term defense.</text:p>
          </table:table-cell>
          <table:table-cell table:number-columns-repeated="1022"/>
        </table:table-row>
        <table:table-row table:style-name="ro3">
          <table:table-cell office:value-type="string">
            <text:p>Defend (Long Term)</text:p>
          </table:table-cell>
          <table:table-cell office:value-type="string">
            <text:p>No enemy in sight, but systems are unsecured. Require long-term defense.</text:p>
          </table:table-cell>
          <table:table-cell table:number-columns-repeated="1022"/>
        </table:table-row>
        <table:table-row table:style-name="ro3">
          <table:table-cell office:value-type="string">
            <text:p>Prepare for Attack</text:p>
          </table:table-cell>
          <table:table-cell office:value-type="string">
            <text:p>Plan to attack an enemy soon. Happens as soon as a potential (weaker) target is in sight.</text:p>
          </table:table-cell>
          <table:table-cell table:number-columns-repeated="1022"/>
        </table:table-row>
        <table:table-row table:style-name="ro3">
          <table:table-cell office:value-type="string">
            <text:p>Attack</text:p>
          </table:table-cell>
          <table:table-cell office:value-type="string">
            <text:p>Attacking an enemy at this very moment.</text:p>
          </table:table-cell>
          <table:table-cell table:number-columns-repeated="1022"/>
        </table:table-row>
        <table:table-row table:style-name="ro3">
          <table:table-cell office:value-type="string">
            <text:p>Secure Holdings After Attack</text:p>
          </table:table-cell>
          <table:table-cell office:value-type="string">
            <text:p>We just captured a planet in enemy systems. Require immediate defense.</text:p>
          </table:table-cell>
          <table:table-cell table:number-columns-repeated="1022"/>
        </table:table-row>
        <table:table-row table:style-name="ro3">
          <table:table-cell office:value-type="string">
            <text:p>Incursion</text:p>
          </table:table-cell>
          <table:table-cell office:value-type="string">
            <text:p>There are enemy ships in our systems. Require immediate defense.</text:p>
          </table:table-cell>
          <table:table-cell table:number-columns-repeated="1022"/>
        </table:table-row>
        <table:table-row table:style-name="ro3">
          <table:table-cell office:value-type="string">
            <text:p>Not Connected</text:p>
          </table:table-cell>
          <table:table-cell office:value-type="string">
            <text:p>There is no warp point between me and the rest of the universe.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5">
          <table:table-cell office:value-type="string">
            <text:p>Turn 1</text:p>
          </table:table-cell>
          <table:table-cell office:value-type="string">
            <text:p>Prepare for Attack if enemy is in sight (applies if omnipresent view is active), otherwise Infrastructure.</text:p>
          </table:table-cell>
          <table:table-cell table:number-columns-repeated="1022"/>
        </table:table-row>
        <table:table-row table:style-name="ro5">
          <table:table-cell office:value-type="string">
            <text:p>Further turns</text:p>
          </table:table-cell>
          <table:table-cell office:value-type="string">
            <text:p>AI state is always global and only smart in the right state. E.g. If defense items are built outside a defense state, they are built somewhere randomly.</text:p>
          </table:table-cell>
          <table:table-cell table:number-columns-repeated="1022"/>
        </table:table-row>
        <table:table-row table:style-name="ro3">
          <table:table-cell office:value-type="string">
            <text:p>Exploration</text:p>
          </table:table-cell>
          <table:table-cell office:value-type="string">
            <text:p>Only Attack Ships will explore.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1">00.00.0000</text:date>, <text:time style:data-style-name="N2" text:time-value="0000-00-00T00:32:42.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3M46S</meta:editing-duration>
    <meta:editing-cycles>17</meta:editing-cycles>
    <meta:generator>LibreOffice/3.6$Windows_x86 LibreOffice_project/2ef5aff-a6fb0ff-166bdff-cf087ad-0f1389</meta:generator>
    <dc:date>2013-03-21T00:34:16.09</dc:date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